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textarea-horizontal-align="justify" draw:textarea-vertical-align="middle" draw:auto-grow-height="false" fo:min-height="0.613cm" fo:min-width="0.465cm"/>
      <style:paragraph-properties style:writing-mode="lr-tb"/>
    </style:style>
    <style:style style:name="gr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50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0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4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02cm"/>
      <style:paragraph-properties style:writing-mode="lr-tb"/>
    </style:style>
    <style:style style:name="gr9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svg:stroke-color="#111111" draw:fill-color="#ff0000" draw:textarea-horizontal-align="justify" draw:textarea-vertical-align="middle" draw:auto-grow-height="false" fo:min-height="0.613cm" fo:min-width="0.465cm"/>
      <style:paragraph-properties style:writing-mode="lr-tb"/>
    </style:style>
    <style:style style:name="gr12" style:family="graphic" style:parent-style-name="standard">
      <style:graphic-properties svg:stroke-width="0.1cm" svg:stroke-color="#ff0000" draw:marker-start-width="0.35cm" draw:marker-end-width="0.35cm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60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48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47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58cm"/>
      <style:paragraph-properties style:writing-mode="lr-tb"/>
    </style:style>
    <style:style style:name="gr17" style:family="graphic" style:parent-style-name="objectwithoutfill">
      <style:graphic-properties svg:stroke-width="0.081cm" svg:stroke-color="#3465a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style:writing-mode="lr-tb"/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7" style:family="paragraph">
      <loext:graphic-properties draw:fill="none" draw:fill-color="#ffffff"/>
      <style:paragraph-properties style:writing-mode="lr-tb"/>
      <style:text-properties fo:font-size="12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9" style:family="paragraph">
      <loext:graphic-properties draw:fill-color="#ff0000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fo:font-size="15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style:text-position="-33% 58%"/>
    </style:style>
    <style:style style:name="T3" style:family="text">
      <style:text-properties style:text-position="-33% 58%" fo:font-size="13pt" style:font-size-asian="13pt" style:font-size-complex="13pt"/>
    </style:style>
    <style:style style:name="T4" style:family="text">
      <style:text-properties fo:font-size="12pt"/>
    </style:style>
    <style:style style:name="T5" style:family="text">
      <style:text-properties style:text-position="-33% 58%" fo:font-size="12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style:text-position="-33% 58%" fo:font-size="14pt" style:font-size-asian="14pt" style:font-size-complex="14pt"/>
    </style:style>
    <style:style style:name="T8" style:family="text">
      <style:text-properties fo:font-size="15pt"/>
    </style:style>
    <style:style style:name="T9" style:family="text">
      <style:text-properties style:text-position="-33% 58%" fo:font-size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1" draw:id="id1">
          <draw:line draw:style-name="gr1" draw:text-style-name="P1" draw:layer="layout" svg:x1="1.526cm" svg:y1="4.346cm" svg:x2="1.623cm" svg:y2="4.06cm">
            <text:p/>
          </draw:line>
          <draw:line draw:style-name="gr1" draw:text-style-name="P1" draw:layer="layout" svg:x1="1.826cm" svg:y1="4.642cm" svg:x2="1.621cm" svg:y2="4.06cm">
            <text:p/>
          </draw:line>
          <draw:line draw:style-name="gr1" draw:text-style-name="P1" draw:layer="layout" svg:x1="2.226cm" svg:y1="4.676cm" svg:x2="2.431cm" svg:y2="4.094cm">
            <text:p/>
          </draw:line>
          <draw:line draw:style-name="gr1" draw:text-style-name="P1" draw:layer="layout" svg:x1="1.816cm" svg:y1="4.656cm" svg:x2="2.021cm" svg:y2="4.074cm">
            <text:p/>
          </draw:line>
          <draw:line draw:style-name="gr1" draw:text-style-name="P1" draw:layer="layout" svg:x1="2.236cm" svg:y1="4.672cm" svg:x2="2.031cm" svg:y2="4.09cm">
            <text:p/>
          </draw:line>
          <draw:line draw:style-name="gr1" draw:text-style-name="P1" draw:layer="layout" svg:x1="2.641cm" svg:y1="4.673cm" svg:x2="2.436cm" svg:y2="4.091cm">
            <text:p/>
          </draw:line>
          <draw:line draw:style-name="gr1" draw:text-style-name="P1" draw:layer="layout" svg:x1="2.637cm" svg:y1="4.644cm" svg:x2="2.734cm" svg:y2="4.358cm">
            <text:p/>
          </draw:line>
        </draw:g>
        <draw:g xml:id="id3" draw:id="id3">
          <draw:line draw:style-name="gr1" draw:text-style-name="P1" draw:layer="layout" svg:x1="4.181cm" svg:y1="4.849cm" svg:x2="4.181cm" svg:y2="3.859cm">
            <text:p/>
          </draw:line>
          <draw:line draw:style-name="gr1" draw:text-style-name="P1" draw:layer="layout" svg:x1="4.181cm" svg:y1="4.849cm" svg:x2="4.181cm" svg:y2="3.859cm">
            <text:p/>
          </draw:line>
          <draw:line draw:style-name="gr1" draw:text-style-name="P1" draw:layer="layout" svg:x1="4.558cm" svg:y1="4.849cm" svg:x2="4.558cm" svg:y2="3.859cm">
            <text:p/>
          </draw:line>
          <draw:line draw:style-name="gr1" draw:text-style-name="P1" draw:layer="layout" svg:x1="5.067cm" svg:y1="4.361cm" svg:x2="4.555cm" svg:y2="4.353cm">
            <text:p/>
          </draw:line>
          <draw:line draw:style-name="gr1" draw:text-style-name="P1" draw:layer="layout" svg:x1="4.189cm" svg:y1="4.361cm" svg:x2="3.677cm" svg:y2="4.353cm">
            <text:p/>
          </draw:line>
        </draw:g>
        <draw:custom-shape draw:style-name="gr2" draw:text-style-name="P2" xml:id="id2" draw:id="id2" draw:layer="layout" svg:width="1.365cm" svg:height="1.219cm" svg:x="0.148cm" svg:y="5.9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1.436cm" svg:y1="8.59cm" svg:x2="0.183cm" svg:y2="8.599cm">
            <text:p/>
          </draw:line>
          <draw:line draw:style-name="gr1" draw:text-style-name="P1" draw:layer="layout" svg:x1="1.437cm" svg:y1="8.585cm" svg:x2="0.184cm" svg:y2="8.594cm">
            <text:p/>
          </draw:line>
          <draw:line draw:style-name="gr1" draw:text-style-name="P1" draw:layer="layout" svg:x1="0.525cm" svg:y1="8.783cm" svg:x2="1.148cm" svg:y2="8.783cm">
            <text:p/>
          </draw:line>
          <draw:line draw:style-name="gr1" draw:text-style-name="P1" draw:layer="layout" svg:x1="0.693cm" svg:y1="8.949cm" svg:x2="0.992cm" svg:y2="8.949cm">
            <text:p/>
          </draw:line>
          <draw:line draw:style-name="gr1" draw:text-style-name="P1" draw:layer="layout" svg:x1="0.826cm" svg:y1="8.578cm" svg:x2="0.831cm" svg:y2="8.151cm">
            <text:p/>
          </draw:line>
        </draw:g>
        <draw:connector draw:style-name="gr3" draw:text-style-name="P3" draw:layer="layout" svg:x1="1.526cm" svg:y1="4.368cm" svg:x2="0.831cm" svg:y2="5.9cm" draw:start-shape="id1" draw:start-glue-point="3" draw:end-shape="id2" draw:end-glue-point="4" svg:d="M1526 4368h-695v1532" svg:viewBox="0 0 696 1533">
          <text:p/>
        </draw:connector>
        <draw:connector draw:style-name="gr3" draw:text-style-name="P3" draw:layer="layout" svg:x1="2.734cm" svg:y1="4.368cm" svg:x2="3.677cm" svg:y2="4.354cm" draw:start-shape="id1" draw:start-glue-point="1" draw:end-shape="id3" draw:end-glue-point="3" svg:d="M2734 4368h472v-14h471" svg:viewBox="0 0 944 15">
          <text:p/>
        </draw:connector>
        <draw:connector draw:style-name="gr3" draw:text-style-name="P3" draw:layer="layout" draw:line-skew="0.277cm" svg:x1="0.831cm" svg:y1="7.119cm" svg:x2="5.48cm" svg:y2="8.174cm" draw:start-shape="id2" draw:start-glue-point="8" svg:d="M831 7119v1055h4649" svg:viewBox="0 0 4650 1056">
          <text:p/>
        </draw:connector>
        <draw:connector draw:style-name="gr3" draw:text-style-name="P3" draw:layer="layout" svg:x1="5.067cm" svg:y1="4.354cm" svg:x2="6.048cm" svg:y2="4.35cm" draw:start-shape="id3" draw:start-glue-point="1" svg:d="M5067 4354h766v-4h215" svg:viewBox="0 0 982 5">
          <text:p/>
        </draw:connector>
        <draw:frame draw:style-name="gr4" draw:text-style-name="P4" draw:layer="layout" svg:width="0.875cm" svg:height="0.963cm" svg:x="8.373cm" svg:y="3.551cm">
          <draw:text-box>
            <text:p><text:span text:style-name="T1">+</text:span></text:p>
          </draw:text-box>
        </draw:frame>
        <draw:frame draw:style-name="gr4" draw:text-style-name="P4" draw:layer="layout" svg:width="0.875cm" svg:height="0.963cm" svg:x="8.573cm" svg:y="5.039cm">
          <draw:text-box>
            <text:p><text:span text:style-name="T1">-</text:span></text:p>
          </draw:text-box>
        </draw:frame>
        <draw:frame draw:style-name="gr5" draw:text-style-name="P5" draw:layer="layout" svg:width="1.006cm" svg:height="1.114cm" svg:x="0cm" svg:y="4.758cm">
          <draw:text-box>
            <text:p>v<text:span text:style-name="T2">s</text:span></text:p>
          </draw:text-box>
        </draw:frame>
        <draw:frame draw:style-name="gr6" draw:text-style-name="P6" draw:layer="layout" svg:width="1.108cm" svg:height="1.114cm" svg:x="8.409cm" svg:y="4.302cm">
          <draw:text-box>
            <text:p><text:span text:style-name="T1">v</text:span><text:span text:style-name="T3">O</text:span></text:p>
          </draw:text-box>
        </draw:frame>
        <draw:frame draw:style-name="gr7" draw:text-style-name="P7" draw:layer="layout" svg:width="0.93cm" svg:height="0.826cm" svg:x="1.389cm" svg:y="2.966cm">
          <draw:text-box>
            <text:p><text:span text:style-name="T4">R</text:span><text:span text:style-name="T5">s</text:span></text:p>
          </draw:text-box>
        </draw:frame>
        <draw:frame draw:style-name="gr8" draw:text-style-name="P8" draw:layer="layout" svg:width="1.002cm" svg:height="0.962cm" svg:x="3.661cm" svg:y="2.971cm">
          <draw:text-box>
            <text:p><text:span text:style-name="T6">C</text:span><text:span text:style-name="T7">s</text:span></text:p>
          </draw:text-box>
        </draw:frame>
        <draw:line draw:style-name="gr9" draw:text-style-name="P1" draw:layer="layout" svg:x1="6.11cm" svg:y1="3.091cm" svg:x2="6.11cm" svg:y2="5.447cm">
          <text:p/>
        </draw:line>
        <draw:line draw:style-name="gr9" draw:text-style-name="P1" draw:layer="layout" svg:x1="6.718cm" svg:y1="3.126cm" svg:x2="6.088cm" svg:y2="3.957cm">
          <text:p/>
        </draw:line>
        <draw:line draw:style-name="gr10" draw:text-style-name="P1" draw:layer="layout" svg:x1="6.111cm" svg:y1="4.525cm" svg:x2="6.741cm" svg:y2="5.356cm">
          <text:p/>
        </draw:line>
        <draw:g xml:id="id6" draw:id="id6">
          <draw:line draw:style-name="gr1" draw:text-style-name="P1" draw:layer="layout" svg:x1="6.68cm" svg:y1="7.395cm" svg:x2="6.389cm" svg:y2="7.312cm">
            <text:p/>
          </draw:line>
          <draw:line draw:style-name="gr1" draw:text-style-name="P1" draw:layer="layout" svg:x1="6.961cm" svg:y1="7.081cm" svg:x2="6.389cm" svg:y2="7.314cm">
            <text:p/>
          </draw:line>
          <draw:line draw:style-name="gr1" draw:text-style-name="P1" draw:layer="layout" svg:x1="6.975cm" svg:y1="6.679cm" svg:x2="6.383cm" svg:y2="6.503cm">
            <text:p/>
          </draw:line>
          <draw:line draw:style-name="gr1" draw:text-style-name="P1" draw:layer="layout" svg:x1="6.976cm" svg:y1="7.09cm" svg:x2="6.384cm" svg:y2="6.914cm">
            <text:p/>
          </draw:line>
          <draw:line draw:style-name="gr1" draw:text-style-name="P1" draw:layer="layout" svg:x1="6.971cm" svg:y1="6.671cm" svg:x2="6.399cm" svg:y2="6.904cm">
            <text:p/>
          </draw:line>
          <draw:line draw:style-name="gr1" draw:text-style-name="P1" draw:layer="layout" svg:x1="6.952cm" svg:y1="6.266cm" svg:x2="6.38cm" svg:y2="6.499cm">
            <text:p/>
          </draw:line>
          <draw:line draw:style-name="gr1" draw:text-style-name="P1" draw:layer="layout" svg:x1="6.923cm" svg:y1="6.271cm" svg:x2="6.632cm" svg:y2="6.188cm">
            <text:p/>
          </draw:line>
        </draw:g>
        <draw:g xml:id="id5" draw:id="id5">
          <draw:line draw:style-name="gr1" draw:text-style-name="P1" draw:layer="layout" svg:x1="6.728cm" svg:y1="2.613cm" svg:x2="6.437cm" svg:y2="2.53cm">
            <text:p/>
          </draw:line>
          <draw:line draw:style-name="gr1" draw:text-style-name="P1" draw:layer="layout" svg:x1="7.009cm" svg:y1="2.299cm" svg:x2="6.437cm" svg:y2="2.532cm">
            <text:p/>
          </draw:line>
          <draw:line draw:style-name="gr1" draw:text-style-name="P1" draw:layer="layout" svg:x1="7.023cm" svg:y1="1.897cm" svg:x2="6.431cm" svg:y2="1.721cm">
            <text:p/>
          </draw:line>
          <draw:line draw:style-name="gr1" draw:text-style-name="P1" draw:layer="layout" svg:x1="7.024cm" svg:y1="2.308cm" svg:x2="6.432cm" svg:y2="2.132cm">
            <text:p/>
          </draw:line>
          <draw:line draw:style-name="gr1" draw:text-style-name="P1" draw:layer="layout" svg:x1="7.019cm" svg:y1="1.889cm" svg:x2="6.447cm" svg:y2="2.122cm">
            <text:p/>
          </draw:line>
          <draw:line draw:style-name="gr1" draw:text-style-name="P1" draw:layer="layout" svg:x1="7cm" svg:y1="1.484cm" svg:x2="6.428cm" svg:y2="1.717cm">
            <text:p/>
          </draw:line>
          <draw:line draw:style-name="gr1" draw:text-style-name="P1" draw:layer="layout" svg:x1="6.971cm" svg:y1="1.489cm" svg:x2="6.68cm" svg:y2="1.406cm">
            <text:p/>
          </draw:line>
        </draw:g>
        <draw:custom-shape draw:style-name="gr11" draw:text-style-name="P9" xml:id="id4" draw:id="id4" draw:layer="layout" svg:width="1.365cm" svg:height="1.219cm" svg:x="9.295cm" svg:y="1.297cm">
          <text:p text:style-name="P2">+</text:p>
          <text:p text:style-name="P2">-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line-skew="-0.03cm" svg:x1="9.978cm" svg:y1="1.297cm" svg:x2="6.726cm" svg:y2="1.406cm" draw:start-shape="id4" draw:start-glue-point="4" draw:end-shape="id5" draw:end-glue-point="0" svg:d="M9978 1297v-532h-3252v641" svg:viewBox="0 0 3253 642">
          <text:p/>
        </draw:connector>
        <draw:connector draw:style-name="gr3" draw:text-style-name="P3" draw:layer="layout" svg:x1="6.68cm" svg:y1="8.136cm" svg:x2="6.678cm" svg:y2="7.395cm" draw:end-shape="id6" draw:end-glue-point="2" svg:d="M6680 8136v-95h-2v-646" svg:viewBox="0 0 3 742">
          <text:p/>
        </draw:connector>
        <draw:connector draw:style-name="gr12" draw:text-style-name="P3" draw:layer="layout" draw:line-skew="0.797cm" svg:x1="9.978cm" svg:y1="2.516cm" svg:x2="5.28cm" svg:y2="6.827cm" draw:start-shape="id4" draw:start-glue-point="8" draw:end-shape="id7" draw:end-glue-point="2" svg:d="M9978 2516v5658h-4698v-1347" svg:viewBox="0 0 4699 5659">
          <text:p/>
        </draw:connector>
        <draw:g xml:id="id7" draw:id="id7">
          <draw:line draw:style-name="gr1" draw:text-style-name="P1" draw:layer="layout" svg:x1="5.282cm" svg:y1="6.827cm" svg:x2="4.991cm" svg:y2="6.744cm">
            <text:p/>
          </draw:line>
          <draw:line draw:style-name="gr1" draw:text-style-name="P1" draw:layer="layout" svg:x1="5.563cm" svg:y1="6.513cm" svg:x2="4.991cm" svg:y2="6.746cm">
            <text:p/>
          </draw:line>
          <draw:line draw:style-name="gr1" draw:text-style-name="P1" draw:layer="layout" svg:x1="5.577cm" svg:y1="6.111cm" svg:x2="4.985cm" svg:y2="5.935cm">
            <text:p/>
          </draw:line>
          <draw:line draw:style-name="gr1" draw:text-style-name="P1" draw:layer="layout" svg:x1="5.578cm" svg:y1="6.522cm" svg:x2="4.986cm" svg:y2="6.346cm">
            <text:p/>
          </draw:line>
          <draw:line draw:style-name="gr1" draw:text-style-name="P1" draw:layer="layout" svg:x1="5.573cm" svg:y1="6.103cm" svg:x2="5.001cm" svg:y2="6.336cm">
            <text:p/>
          </draw:line>
          <draw:line draw:style-name="gr1" draw:text-style-name="P1" draw:layer="layout" svg:x1="5.554cm" svg:y1="5.698cm" svg:x2="4.982cm" svg:y2="5.931cm">
            <text:p/>
          </draw:line>
          <draw:line draw:style-name="gr1" draw:text-style-name="P1" draw:layer="layout" svg:x1="5.525cm" svg:y1="5.703cm" svg:x2="5.234cm" svg:y2="5.62cm">
            <text:p/>
          </draw:line>
        </draw:g>
        <draw:g xml:id="id8" draw:id="id8">
          <draw:line draw:style-name="gr1" draw:text-style-name="P1" draw:layer="layout" svg:x1="5.283cm" svg:y1="3.17cm" svg:x2="4.992cm" svg:y2="3.087cm">
            <text:p/>
          </draw:line>
          <draw:line draw:style-name="gr1" draw:text-style-name="P1" draw:layer="layout" svg:x1="5.564cm" svg:y1="2.856cm" svg:x2="4.992cm" svg:y2="3.089cm">
            <text:p/>
          </draw:line>
          <draw:line draw:style-name="gr1" draw:text-style-name="P1" draw:layer="layout" svg:x1="5.578cm" svg:y1="2.454cm" svg:x2="4.986cm" svg:y2="2.278cm">
            <text:p/>
          </draw:line>
          <draw:line draw:style-name="gr1" draw:text-style-name="P1" draw:layer="layout" svg:x1="5.579cm" svg:y1="2.865cm" svg:x2="4.987cm" svg:y2="2.689cm">
            <text:p/>
          </draw:line>
          <draw:line draw:style-name="gr1" draw:text-style-name="P1" draw:layer="layout" svg:x1="5.574cm" svg:y1="2.446cm" svg:x2="5.002cm" svg:y2="2.679cm">
            <text:p/>
          </draw:line>
          <draw:line draw:style-name="gr1" draw:text-style-name="P1" draw:layer="layout" svg:x1="5.555cm" svg:y1="2.041cm" svg:x2="4.983cm" svg:y2="2.274cm">
            <text:p/>
          </draw:line>
          <draw:line draw:style-name="gr1" draw:text-style-name="P1" draw:layer="layout" svg:x1="5.526cm" svg:y1="2.046cm" svg:x2="5.235cm" svg:y2="1.963cm">
            <text:p/>
          </draw:line>
        </draw:g>
        <draw:connector draw:style-name="gr12" draw:text-style-name="P3" draw:layer="layout" draw:line-skew="-0.049cm" svg:x1="9.978cm" svg:y1="1.297cm" svg:x2="5.281cm" svg:y2="1.963cm" draw:start-shape="id4" draw:start-glue-point="4" draw:end-shape="id8" draw:end-glue-point="0" svg:d="M9978 1297v-551h-4697v1217" svg:viewBox="0 0 4698 1218">
          <text:p/>
        </draw:connector>
        <draw:connector draw:style-name="gr12" draw:text-style-name="P3" draw:layer="layout" svg:x1="5.28cm" svg:y1="5.62cm" svg:x2="5.281cm" svg:y2="3.17cm" draw:start-shape="id7" draw:start-glue-point="0" draw:end-shape="id8" draw:end-glue-point="2" svg:d="M5280 5620v-1225h1v-1225" svg:viewBox="0 0 2 2451">
          <text:p/>
        </draw:connector>
        <draw:line draw:style-name="gr9" draw:text-style-name="P1" draw:layer="layout" svg:x1="6.699cm" svg:y1="2.618cm" svg:x2="6.699cm" svg:y2="3.175cm">
          <text:p/>
        </draw:line>
        <draw:line draw:style-name="gr9" draw:text-style-name="P1" draw:layer="layout" svg:x1="6.661cm" svg:y1="6.208cm" svg:x2="6.671cm" svg:y2="5.273cm">
          <text:p/>
        </draw:line>
        <draw:frame draw:style-name="gr13" draw:text-style-name="P7" draw:layer="layout" svg:width="1.108cm" svg:height="0.826cm" svg:x="4.3cm" svg:y="1.217cm">
          <draw:text-box>
            <text:p><text:span text:style-name="T4">R</text:span><text:span text:style-name="T5">B1</text:span></text:p>
          </draw:text-box>
        </draw:frame>
        <draw:frame draw:style-name="gr14" draw:text-style-name="P7" draw:layer="layout" svg:width="0.985cm" svg:height="0.826cm" svg:x="6.85cm" svg:y="1.5cm">
          <draw:text-box>
            <text:p><text:span text:style-name="T4">R</text:span><text:span text:style-name="T5">C</text:span></text:p>
          </draw:text-box>
        </draw:frame>
        <draw:frame draw:style-name="gr15" draw:text-style-name="P7" draw:layer="layout" svg:width="0.972cm" svg:height="0.826cm" svg:x="5.71cm" svg:y="7.11cm">
          <draw:text-box>
            <text:p><text:span text:style-name="T4">R</text:span><text:span text:style-name="T5">E</text:span></text:p>
          </draw:text-box>
        </draw:frame>
        <draw:frame draw:style-name="gr13" draw:text-style-name="P7" draw:layer="layout" svg:width="1.108cm" svg:height="0.826cm" svg:x="4.081cm" svg:y="6.31cm">
          <draw:text-box>
            <text:p><text:span text:style-name="T4">R</text:span><text:span text:style-name="T5">B2</text:span></text:p>
          </draw:text-box>
        </draw:frame>
        <draw:frame draw:style-name="gr16" draw:text-style-name="P10" draw:layer="layout" svg:width="1.158cm" svg:height="1.114cm" svg:x="8.798cm" svg:y="2.403cm">
          <draw:text-box>
            <text:p><text:span text:style-name="T8">V</text:span><text:span text:style-name="T9">cc</text:span></text:p>
          </draw:text-box>
        </draw:frame>
        <draw:line draw:style-name="gr17" draw:text-style-name="P1" draw:layer="layout" svg:x1="6.728cm" svg:y1="3.137cm" svg:x2="8.548cm" svg:y2="3.134cm">
          <text:p/>
        </draw:line>
        <draw:custom-shape draw:style-name="gr18" draw:text-style-name="P3" draw:layer="layout" svg:width="0.123cm" svg:height="0.161cm" svg:x="8.507cm" svg:y="3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3" draw:layer="layout" svg:width="0.123cm" svg:height="0.161cm" svg:x="8.622cm" svg:y="8.0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8" draw:text-style-name="P3" draw:layer="layout" svg:width="0.209cm" svg:height="0.264cm" svg:x="5.187cm" svg:y="4.2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" draw:text-style-name="P1" draw:layer="layout" svg:x1="7.402cm" svg:y1="6.572cm" svg:x2="8.392cm" svg:y2="6.572cm">
            <text:p/>
          </draw:line>
          <draw:line draw:style-name="gr1" draw:text-style-name="P1" draw:layer="layout" svg:x1="7.402cm" svg:y1="6.572cm" svg:x2="8.392cm" svg:y2="6.572cm">
            <text:p/>
          </draw:line>
          <draw:line draw:style-name="gr1" draw:text-style-name="P1" draw:layer="layout" svg:x1="7.402cm" svg:y1="6.949cm" svg:x2="8.392cm" svg:y2="6.949cm">
            <text:p/>
          </draw:line>
          <draw:line draw:style-name="gr1" draw:text-style-name="P1" draw:layer="layout" svg:x1="7.89cm" svg:y1="7.458cm" svg:x2="7.898cm" svg:y2="6.946cm">
            <text:p/>
          </draw:line>
          <draw:line draw:style-name="gr1" draw:text-style-name="P1" draw:layer="layout" svg:x1="7.89cm" svg:y1="6.58cm" svg:x2="7.898cm" svg:y2="6.068cm">
            <text:p/>
          </draw:line>
        </draw:g>
        <draw:line draw:style-name="gr17" draw:text-style-name="P1" draw:layer="layout" svg:x1="6.654cm" svg:y1="5.513cm" svg:x2="7.876cm" svg:y2="5.508cm">
          <text:p/>
        </draw:line>
        <draw:line draw:style-name="gr17" draw:text-style-name="P1" draw:layer="layout" svg:x1="7.89cm" svg:y1="5.482cm" svg:x2="7.89cm" svg:y2="6.119cm">
          <text:p/>
        </draw:line>
        <draw:line draw:style-name="gr17" draw:text-style-name="P1" draw:layer="layout" svg:x1="7.89cm" svg:y1="7.43cm" svg:x2="7.883cm" svg:y2="8.161cm">
          <text:p/>
        </draw:line>
        <draw:frame draw:style-name="gr8" draw:text-style-name="P8" draw:layer="layout" svg:width="1.049cm" svg:height="0.962cm" svg:x="7.85cm" svg:y="6.925cm">
          <draw:text-box>
            <text:p><text:span text:style-name="T6">C</text:span><text:span text:style-name="T7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1T19:41:23.800010842</meta:creation-date>
    <dc:date>2021-05-23T15:05:07.778184722</dc:date>
    <meta:editing-duration>PT3H2M41S</meta:editing-duration>
    <meta:editing-cycles>4</meta:editing-cycles>
    <meta:generator>LibreOffice/6.4.6.2$Linux_X86_64 LibreOffice_project/40$Build-2</meta:generator>
    <meta:document-statistic meta:object-count="93"/>
  </office:meta>
</office:document-meta>
</file>